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032cm" svg:height="0.508cm" svg:x="0.108cm" svg:y="0.108cm">
          <text:p text:style-name="P1"><text:span text:style-name="T1">NB</text:span></text:p>
        </draw:rect>
        <draw:rect draw:style-name="gr2" draw:text-style-name="P1" draw:layer="layout" svg:width="2.032cm" svg:height="1.416cm" svg:x="0.108cm" svg:y="0.616cm">
          <text:p text:style-name="P1"><text:span text:style-name="T1">body</text:span></text:p>
        </draw:rect>
        <draw:rect draw:style-name="gr3" draw:text-style-name="P1" draw:layer="layout" svg:width="2.032cm" svg:height="0.508cm" svg:x="0.108cm" svg:y="2.032cm">
          <text:p text:style-name="P1"><text:span text:style-name="T1">NR</text:span></text:p>
        </draw:rect>
        <draw:rect draw:style-name="gr4" draw:text-style-name="P1" draw:layer="layout" svg:width="2.032cm" svg:height="0.508cm" svg:x="0.108cm" svg:y="2.54cm">
          <text:p text:style-name="P1"><text:span text:style-name="T1">Rel 0</text:span></text:p>
        </draw:rect>
        <draw:rect draw:style-name="gr4" draw:text-style-name="P1" draw:layer="layout" svg:width="2.032cm" svg:height="0.508cm" svg:x="0.108cm" svg:y="3.556cm">
          <text:p text:style-name="P1"><text:span text:style-name="T1">Rel NR-1</text:span></text:p>
        </draw:rect>
        <draw:line draw:style-name="gr5" draw:text-style-name="P2" draw:layer="layout" svg:x1="0.108cm" svg:y1="3.048cm" svg:x2="0.108cm" svg:y2="3.556cm">
          <text:p/>
        </draw:line>
        <draw:line draw:style-name="gr5" draw:text-style-name="P2" draw:layer="layout" svg:x1="2.14cm" svg:y1="3.048cm" svg:x2="2.14cm" svg:y2="3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29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7-03-01T23:15:24</meta:creation-date>
    <dc:creator>Pawel Gburzynski</dc:creator>
    <dc:date>2009-01-10T15:08:21.37</dc:date>
    <dc:language>en-US</dc:language>
    <meta:editing-cycles>8</meta:editing-cycles>
    <meta:editing-duration>PT00H29M1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